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ff950e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fill="solid" draw:fill-color="#aecf00"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c0c0c0" draw:opacity="50%" draw:textarea-horizontal-align="justify" draw:textarea-vertical-align="middle" draw:auto-grow-height="false" draw:shadow-opacity="50%"/>
    </style:style>
    <style:style style:name="gr6" style:family="graphic" style:parent-style-name="objectwithoutfill">
      <style:graphic-properties svg:stroke-width="0.1cm" draw:marker-end="Arrow" draw:marker-end-width="0.3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cm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.448cm" fo:min-width="0cm"/>
    </style:style>
    <style:style style:name="gr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stroke="dash" draw:stroke-dash="Ultrafine_20_Dashed" svg:stroke-width="0cm" draw:marker-end="Arrow" draw:marker-end-width="0.3cm" draw:fill="none" draw:textarea-vertical-align="middle"/>
    </style:style>
    <style:style style:name="gr11" style:family="graphic" style:parent-style-name="standard">
      <style:graphic-properties draw:stroke="solid" draw:stroke-dash="Dash_20_1" svg:stroke-width="0cm" draw:fill-color="#c0c0c0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2.044cm" fo:min-width="0cm"/>
    </style:style>
    <style:style style:name="gr13" style:family="graphic" style:parent-style-name="standard">
      <style:graphic-properties draw:stroke="dash" draw:stroke-dash="Fine_20_Dashed" svg:stroke-width="0.1cm" svg:stroke-color="#2323dc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2323dc"/>
    </style:style>
    <style:style style:name="T1" style:family="text">
      <style:text-properties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2" style:family="text">
      <style:text-properties fo:color="#2323d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9.864cm" svg:height="6.189cm" svg:x="3.402cm" svg:y="1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36cm" svg:height="6.141cm" svg:x="4.606cm" svg:y="7.349cm">
          <text:p text:style-name="P1"><text:span text:style-name="T1">Data</text:span></text:p>
          <text:p text:style-name="P1"><text:span text:style-name="T1">Collecto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05cm" svg:height="2.287cm" svg:x="5.127cm" svg:y="15.19cm">
          <text:p text:style-name="P1">Fuzzifying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05cm" svg:height="2.287cm" svg:x="10.94cm" svg:y="15.123cm">
          <text:p text:style-name="P1">Fuzzy</text:p>
          <text:p text:style-name="P1">Inferenc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05cm" svg:height="2.287cm" svg:x="16.623cm" svg:y="15.155cm">
          <text:p text:style-name="P1">Defuzzifying</text:p>
          <draw:enhanced-geometry svg:viewBox="0 0 21600 21600" draw:type="rectangle" draw:enhanced-path="M 0 0 L 21600 0 21600 21600 0 21600 0 0 Z N"/>
        </draw:custom-shape>
        <draw:frame draw:style-name="gr4" draw:layer="layout" svg:width="6.314cm" svg:height="0.962cm" svg:x="16.373cm" svg:y="19.285cm">
          <draw:text-box>
            <text:p>Fuzzy Control Modul</text:p>
          </draw:text-box>
        </draw:frame>
        <draw:custom-shape draw:style-name="gr2" draw:text-style-name="P1" draw:layer="layout" svg:width="4.736cm" svg:height="2.514cm" svg:x="16.528cm" svg:y="10.976cm">
          <text:p text:style-name="P1">Scale</text:p>
          <text:p text:style-name="P1">Control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736cm" svg:height="2.514cm" svg:x="16.299cm" svg:y="2.971cm">
          <text:p text:style-name="P1">Load</text:p>
          <text:p text:style-name="P1">Balanc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37cm" svg:height="1.536cm" svg:x="24.367cm" svg:y="9.243cm">
          <text:p text:style-name="P1">V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37cm" svg:height="1.536cm" svg:x="24.334cm" svg:y="5.355cm">
          <text:p text:style-name="P1">V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37cm" svg:height="1.536cm" svg:x="24.366cm" svg:y="3.33cm">
          <text:p text:style-name="P1">V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736cm" svg:height="2.514cm" svg:x="16.364cm" svg:y="7.152cm">
          <text:p text:style-name="P1">Cloud</text:p>
          <text:p text:style-name="P1">Management</text:p>
          <text:p text:style-name="P1">System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.957cm" svg:y1="13.49cm" svg:x2="6.957cm" svg:y2="15.19cm">
          <text:p/>
        </draw:line>
        <draw:line draw:style-name="gr6" draw:text-style-name="P1" draw:layer="layout" svg:x1="9.832cm" svg:y1="16.43cm" svg:x2="10.94cm" svg:y2="16.43cm">
          <text:p/>
        </draw:line>
        <draw:line draw:style-name="gr6" draw:text-style-name="P1" draw:layer="layout" svg:x1="15.645cm" svg:y1="16.378cm" svg:x2="16.753cm" svg:y2="16.378cm">
          <text:p/>
        </draw:line>
        <draw:line draw:style-name="gr6" draw:text-style-name="P1" draw:layer="layout" svg:x1="19.207cm" svg:y1="15.155cm" svg:x2="19.174cm" svg:y2="13.49cm">
          <text:p/>
        </draw:line>
        <draw:line draw:style-name="gr6" draw:text-style-name="P1" draw:layer="layout" svg:x1="19.044cm" svg:y1="10.976cm" svg:x2="19.044cm" svg:y2="9.666cm">
          <text:p/>
        </draw:line>
        <draw:line draw:style-name="gr7" draw:text-style-name="P1" draw:layer="layout" svg:x1="18.848cm" svg:y1="7.152cm" svg:x2="18.815cm" svg:y2="5.485cm">
          <text:p/>
        </draw:line>
        <draw:line draw:style-name="gr7" draw:text-style-name="P1" draw:layer="layout" svg:x1="21.099cm" svg:y1="8.688cm" svg:x2="24.366cm" svg:y2="9.929cm">
          <text:p/>
        </draw:line>
        <draw:line draw:style-name="gr7" draw:text-style-name="P1" draw:layer="layout" svg:x1="21.099cm" svg:y1="7.871cm" svg:x2="24.333cm" svg:y2="6.075cm">
          <text:p/>
        </draw:line>
        <draw:line draw:style-name="gr7" draw:text-style-name="P1" draw:layer="layout" svg:x1="21.099cm" svg:y1="7.218cm" svg:x2="24.365cm" svg:y2="4.833cm">
          <text:p/>
        </draw:line>
        <draw:frame draw:style-name="gr8" draw:layer="layout" svg:width="3.745cm" svg:height="1.698cm" svg:x="23.747cm" svg:y="7.218cm">
          <draw:text-box>
            <text:p>create/</text:p>
            <text:p>remove VM</text:p>
          </draw:text-box>
        </draw:frame>
        <draw:frame draw:style-name="gr9" draw:layer="layout" svg:width="3.355cm" svg:height="1.673cm" svg:x="15.46cm" svg:y="5.485cm">
          <draw:text-box>
            <text:p>add/</text:p>
            <text:p>delete VM</text:p>
          </draw:text-box>
        </draw:frame>
        <draw:line draw:style-name="gr10" draw:text-style-name="P1" draw:layer="layout" svg:x1="21.099cm" svg:y1="4.115cm" svg:x2="24.365cm" svg:y2="4.115cm">
          <text:p/>
        </draw:line>
        <draw:line draw:style-name="gr10" draw:text-style-name="P1" draw:layer="layout" svg:x1="21.098cm" svg:y1="4.311cm" svg:x2="24.333cm" svg:y2="5.846cm">
          <text:p/>
        </draw:line>
        <draw:line draw:style-name="gr10" draw:text-style-name="P1" draw:layer="layout" svg:x1="21.099cm" svg:y1="4.833cm" svg:x2="24.366cm" svg:y2="9.504cm">
          <text:p/>
        </draw:line>
        <draw:line draw:style-name="gr10" draw:text-style-name="P1" draw:layer="layout" svg:x1="1.764cm" svg:y1="4.377cm" svg:x2="16.299cm" svg:y2="4.358cm">
          <text:p/>
        </draw:line>
        <draw:line draw:style-name="gr6" draw:text-style-name="P1" draw:layer="layout" svg:x1="6.859cm" svg:y1="4.377cm" svg:x2="6.872cm" svg:y2="7.349cm">
          <text:p/>
        </draw:line>
        <draw:frame draw:style-name="gr9" draw:layer="layout" svg:width="5.222cm" svg:height="0.962cm" svg:x="7.132cm" svg:y="5.872cm">
          <draw:text-box>
            <text:p>Req./Resp. Time</text:p>
          </draw:text-box>
        </draw:frame>
        <draw:custom-shape draw:style-name="gr11" draw:text-style-name="P1" draw:layer="layout" svg:width="2.81cm" svg:height="3.038cm" svg:x="11.237cm" svg:y="10.452cm">
          <text:p text:style-name="P1"><text:span text:style-name="T1">history</text:span></text:p>
          <text:p text:style-name="P1"><text:span text:style-name="T1">dat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1" draw:layer="layout" svg:x1="12.38cm" svg:y1="10.811cm" svg:x2="9.342cm" svg:y2="9.047cm">
          <text:p/>
        </draw:line>
        <draw:frame draw:style-name="gr12" draw:layer="layout" svg:width="5.222cm" svg:height="2.384cm" svg:x="10.464cm" svg:y="7.382cm">
          <draw:text-box>
            <text:p>Req./Resp. Time</text:p>
            <text:p>* mean</text:p>
            <text:p>* derviate</text:p>
          </draw:text-box>
        </draw:frame>
        <draw:line draw:style-name="gr6" draw:text-style-name="P1" draw:layer="layout" svg:x1="2.32cm" svg:y1="7.77cm" svg:x2="4.606cm" svg:y2="7.77cm">
          <text:p/>
        </draw:line>
        <draw:frame draw:style-name="gr9" draw:layer="layout" svg:width="4.409cm" svg:height="2.384cm" svg:x="0cm" svg:y="5.386cm">
          <draw:text-box>
            <text:p>Control action</text:p>
            <text:p>(aggresive,</text:p>
            <text:p>moderate)</text:p>
          </draw:text-box>
        </draw:frame>
        <draw:line draw:style-name="gr6" draw:text-style-name="P1" draw:layer="layout" svg:x1="2.32cm" svg:y1="11.312cm" svg:x2="4.606cm" svg:y2="11.312cm">
          <text:p/>
        </draw:line>
        <draw:frame draw:style-name="gr9" draw:layer="layout" svg:width="4.308cm" svg:height="3.095cm" svg:x="0cm" svg:y="8.217cm">
          <draw:text-box>
            <text:p>Environment</text:p>
            <text:p>values</text:p>
            <text:p>(temperature,</text:p>
            <text:p>Daytime, ...)</text:p>
          </draw:text-box>
        </draw:frame>
        <draw:line draw:style-name="gr6" draw:text-style-name="P1" draw:layer="layout" svg:x1="2.32cm" svg:y1="13.024cm" svg:x2="4.606cm" svg:y2="13.024cm">
          <text:p/>
        </draw:line>
        <draw:frame draw:style-name="gr9" draw:layer="layout" svg:width="1.598cm" svg:height="0.962cm" svg:x="2.037cm" svg:y="12.062cm">
          <draw:text-box>
            <text:p>Etc.</text:p>
          </draw:text-box>
        </draw:frame>
        <draw:custom-shape draw:style-name="gr3" draw:text-style-name="P1" draw:layer="layout" svg:width="4.705cm" svg:height="2.287cm" svg:x="10.97cm" svg:y="18.277cm">
          <text:p text:style-name="P1">Knowledge</text:p>
          <text:p text:style-name="P1">Base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3.229cm" svg:y1="18.277cm" svg:x2="13.229cm" svg:y2="17.41cm">
          <text:p/>
        </draw:line>
        <draw:custom-shape draw:style-name="gr13" draw:text-style-name="P1" draw:layer="layout" svg:width="12.139cm" svg:height="11.569cm" svg:x="15.59cm" svg:y="2.594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5.26cm" svg:height="1.673cm" svg:x="22.151cm" svg:y="12.451cm">
          <draw:text-box>
            <text:p text:style-name="P2"><text:span text:style-name="T2">Traditional Cloud</text:span></text:p>
            <text:p text:style-name="P2"><text:span text:style-name="T2">Scaling System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oph Reich</meta:initial-creator>
    <meta:creation-date>2013-01-14T14:16:56</meta:creation-date>
    <meta:editing-duration>PT8M26S</meta:editing-duration>
    <meta:editing-cycles>5</meta:editing-cycles>
    <dc:date>2013-03-25T14:59:19</dc:date>
    <dc:creator>Christoph Reich</dc:creator>
    <meta:generator>LibreOffice/3.5$Linux_X86_64 LibreOffice_project/350m1$Build-2</meta:generator>
    <meta:document-statistic meta:object-count="65"/>
  </office:meta>
</office:document-meta>
</file>